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insert</text:p>
          </table:table-cell>
          <table:table-cell office:value-type="string">
            <text:p>decrease</text:p>
          </table:table-cell>
          <table:table-cell office:value-type="string">
            <text:p>delete min</text:p>
          </table:table-cell>
          <table:table-cell office:value-type="string">
            <text:p>remove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12452">
            <text:p>0.000012452</text:p>
          </table:table-cell>
          <table:table-cell office:value-type="float" office:value="0.000005479">
            <text:p>0.000005479</text:p>
          </table:table-cell>
          <table:table-cell office:value-type="float" office:value="0.000026857">
            <text:p>0.000026857</text:p>
          </table:table-cell>
          <table:table-cell office:value-type="float" office:value="0.000033222">
            <text:p>0.00003322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46">
            <text:p>0.000005346</text:p>
          </table:table-cell>
          <table:table-cell office:value-type="float" office:value="0.000004357">
            <text:p>0.000004357</text:p>
          </table:table-cell>
          <table:table-cell office:value-type="float" office:value="0.000025297">
            <text:p>0.000025297</text:p>
          </table:table-cell>
          <table:table-cell office:value-type="float" office:value="0.000031232">
            <text:p>0.00003123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37">
            <text:p>0.000005337</text:p>
          </table:table-cell>
          <table:table-cell office:value-type="float" office:value="0.000003943">
            <text:p>0.000003943</text:p>
          </table:table-cell>
          <table:table-cell office:value-type="float" office:value="0.000024176">
            <text:p>0.000024176</text:p>
          </table:table-cell>
          <table:table-cell office:value-type="float" office:value="0.000029868">
            <text:p>0.00002986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26">
            <text:p>0.000005326</text:p>
          </table:table-cell>
          <table:table-cell office:value-type="float" office:value="0.00000375">
            <text:p>0.00000375</text:p>
          </table:table-cell>
          <table:table-cell office:value-type="float" office:value="0.000023457">
            <text:p>0.000023457</text:p>
          </table:table-cell>
          <table:table-cell office:value-type="float" office:value="0.000028991">
            <text:p>0.00002899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23">
            <text:p>0.000005323</text:p>
          </table:table-cell>
          <table:table-cell office:value-type="float" office:value="0.000003883">
            <text:p>0.000003883</text:p>
          </table:table-cell>
          <table:table-cell office:value-type="float" office:value="0.000023204">
            <text:p>0.000023204</text:p>
          </table:table-cell>
          <table:table-cell office:value-type="float" office:value="0.000027996">
            <text:p>0.00002799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4379">
            <text:p>0.000014379</text:p>
          </table:table-cell>
          <table:table-cell office:value-type="float" office:value="0.000007215">
            <text:p>0.000007215</text:p>
          </table:table-cell>
          <table:table-cell office:value-type="float" office:value="0.00004956">
            <text:p>0.00004956</text:p>
          </table:table-cell>
          <table:table-cell office:value-type="float" office:value="0.000063819">
            <text:p>0.00006381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1253">
            <text:p>0.000011253</text:p>
          </table:table-cell>
          <table:table-cell office:value-type="float" office:value="0.000007363">
            <text:p>0.000007363</text:p>
          </table:table-cell>
          <table:table-cell office:value-type="float" office:value="0.000048882">
            <text:p>0.000048882</text:p>
          </table:table-cell>
          <table:table-cell office:value-type="float" office:value="0.000060647">
            <text:p>0.00006064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0923">
            <text:p>0.000010923</text:p>
          </table:table-cell>
          <table:table-cell office:value-type="float" office:value="0.000006959">
            <text:p>0.000006959</text:p>
          </table:table-cell>
          <table:table-cell office:value-type="float" office:value="0.000048031">
            <text:p>0.000048031</text:p>
          </table:table-cell>
          <table:table-cell office:value-type="float" office:value="0.00006065">
            <text:p>0.0000606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0643">
            <text:p>0.000010643</text:p>
          </table:table-cell>
          <table:table-cell office:value-type="float" office:value="0.000007236">
            <text:p>0.000007236</text:p>
          </table:table-cell>
          <table:table-cell office:value-type="float" office:value="0.000047958">
            <text:p>0.000047958</text:p>
          </table:table-cell>
          <table:table-cell office:value-type="float" office:value="0.000059418">
            <text:p>0.00005941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0505">
            <text:p>0.000010505</text:p>
          </table:table-cell>
          <table:table-cell office:value-type="float" office:value="0.000007026">
            <text:p>0.000007026</text:p>
          </table:table-cell>
          <table:table-cell office:value-type="float" office:value="0.000048118">
            <text:p>0.000048118</text:p>
          </table:table-cell>
          <table:table-cell office:value-type="float" office:value="0.000059136">
            <text:p>0.00005913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27524">
            <text:p>0.000027524</text:p>
          </table:table-cell>
          <table:table-cell office:value-type="float" office:value="0.000012913">
            <text:p>0.000012913</text:p>
          </table:table-cell>
          <table:table-cell office:value-type="float" office:value="0.00010441">
            <text:p>0.00010441</text:p>
          </table:table-cell>
          <table:table-cell office:value-type="float" office:value="0.000129934">
            <text:p>0.00012993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9201">
            <text:p>0.000019201</text:p>
          </table:table-cell>
          <table:table-cell office:value-type="float" office:value="0.000013173">
            <text:p>0.000013173</text:p>
          </table:table-cell>
          <table:table-cell office:value-type="float" office:value="0.00010452">
            <text:p>0.00010452</text:p>
          </table:table-cell>
          <table:table-cell office:value-type="float" office:value="0.00012912">
            <text:p>0.0001291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9136">
            <text:p>0.000019136</text:p>
          </table:table-cell>
          <table:table-cell office:value-type="float" office:value="0.000012883">
            <text:p>0.000012883</text:p>
          </table:table-cell>
          <table:table-cell office:value-type="float" office:value="0.000104651">
            <text:p>0.000104651</text:p>
          </table:table-cell>
          <table:table-cell office:value-type="float" office:value="0.000168482">
            <text:p>0.00016848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946">
            <text:p>0.00001946</text:p>
          </table:table-cell>
          <table:table-cell office:value-type="float" office:value="0.000013383">
            <text:p>0.000013383</text:p>
          </table:table-cell>
          <table:table-cell office:value-type="float" office:value="0.000122145">
            <text:p>0.000122145</text:p>
          </table:table-cell>
          <table:table-cell office:value-type="float" office:value="0.000129798">
            <text:p>0.00012979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9181">
            <text:p>0.000019181</text:p>
          </table:table-cell>
          <table:table-cell office:value-type="float" office:value="0.000013053">
            <text:p>0.000013053</text:p>
          </table:table-cell>
          <table:table-cell office:value-type="float" office:value="0.000104032">
            <text:p>0.000104032</text:p>
          </table:table-cell>
          <table:table-cell office:value-type="float" office:value="0.000128696">
            <text:p>0.00012869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56001">
            <text:p>0.000056001</text:p>
          </table:table-cell>
          <table:table-cell office:value-type="float" office:value="0.000025725">
            <text:p>0.000025725</text:p>
          </table:table-cell>
          <table:table-cell office:value-type="float" office:value="0.000225299">
            <text:p>0.000225299</text:p>
          </table:table-cell>
          <table:table-cell office:value-type="float" office:value="0.000271633">
            <text:p>0.00027163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992">
            <text:p>0.000014992</text:p>
          </table:table-cell>
          <table:table-cell office:value-type="float" office:value="0.000010138">
            <text:p>0.000010138</text:p>
          </table:table-cell>
          <table:table-cell office:value-type="float" office:value="0.000087196">
            <text:p>0.000087196</text:p>
          </table:table-cell>
          <table:table-cell office:value-type="float" office:value="0.000105833">
            <text:p>0.00010583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247">
            <text:p>0.000014247</text:p>
          </table:table-cell>
          <table:table-cell office:value-type="float" office:value="0.000009312">
            <text:p>0.000009312</text:p>
          </table:table-cell>
          <table:table-cell office:value-type="float" office:value="0.00008189">
            <text:p>0.00008189</text:p>
          </table:table-cell>
          <table:table-cell office:value-type="float" office:value="0.00009923">
            <text:p>0.0000992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083">
            <text:p>0.000014083</text:p>
          </table:table-cell>
          <table:table-cell office:value-type="float" office:value="0.000009487">
            <text:p>0.000009487</text:p>
          </table:table-cell>
          <table:table-cell office:value-type="float" office:value="0.000082077">
            <text:p>0.000082077</text:p>
          </table:table-cell>
          <table:table-cell office:value-type="float" office:value="0.00009913">
            <text:p>0.0000991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3945">
            <text:p>0.000013945</text:p>
          </table:table-cell>
          <table:table-cell office:value-type="float" office:value="0.000009285">
            <text:p>0.000009285</text:p>
          </table:table-cell>
          <table:table-cell office:value-type="float" office:value="0.000081938">
            <text:p>0.000081938</text:p>
          </table:table-cell>
          <table:table-cell office:value-type="float" office:value="0.000139313">
            <text:p>0.00013931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40791">
            <text:p>0.000040791</text:p>
          </table:table-cell>
          <table:table-cell office:value-type="float" office:value="0.000018463">
            <text:p>0.000018463</text:p>
          </table:table-cell>
          <table:table-cell office:value-type="float" office:value="0.000223462">
            <text:p>0.000223462</text:p>
          </table:table-cell>
          <table:table-cell office:value-type="float" office:value="0.000221322">
            <text:p>0.00022132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806">
            <text:p>0.00002806</text:p>
          </table:table-cell>
          <table:table-cell office:value-type="float" office:value="0.000018405">
            <text:p>0.000018405</text:p>
          </table:table-cell>
          <table:table-cell office:value-type="float" office:value="0.00022378">
            <text:p>0.00022378</text:p>
          </table:table-cell>
          <table:table-cell office:value-type="float" office:value="0.000227311">
            <text:p>0.00022731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37104">
            <text:p>0.000037104</text:p>
          </table:table-cell>
          <table:table-cell office:value-type="float" office:value="0.000027487">
            <text:p>0.000027487</text:p>
          </table:table-cell>
          <table:table-cell office:value-type="float" office:value="0.000243681">
            <text:p>0.000243681</text:p>
          </table:table-cell>
          <table:table-cell office:value-type="float" office:value="0.000214179">
            <text:p>0.00021417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646">
            <text:p>0.000027646</text:p>
          </table:table-cell>
          <table:table-cell office:value-type="float" office:value="0.000018599">
            <text:p>0.000018599</text:p>
          </table:table-cell>
          <table:table-cell office:value-type="float" office:value="0.000223673">
            <text:p>0.000223673</text:p>
          </table:table-cell>
          <table:table-cell office:value-type="float" office:value="0.000259985">
            <text:p>0.00025998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9513">
            <text:p>0.000029513</text:p>
          </table:table-cell>
          <table:table-cell office:value-type="float" office:value="0.000019027">
            <text:p>0.000019027</text:p>
          </table:table-cell>
          <table:table-cell office:value-type="float" office:value="0.000225257">
            <text:p>0.000225257</text:p>
          </table:table-cell>
          <table:table-cell office:value-type="float" office:value="0.00022143">
            <text:p>0.0002214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80512">
            <text:p>0.000080512</text:p>
          </table:table-cell>
          <table:table-cell office:value-type="float" office:value="0.000035114">
            <text:p>0.000035114</text:p>
          </table:table-cell>
          <table:table-cell office:value-type="float" office:value="0.000475403">
            <text:p>0.000475403</text:p>
          </table:table-cell>
          <table:table-cell office:value-type="float" office:value="0.000415969">
            <text:p>0.000415969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094">
            <text:p>0.000054094</text:p>
          </table:table-cell>
          <table:table-cell office:value-type="float" office:value="0.000035216">
            <text:p>0.000035216</text:p>
          </table:table-cell>
          <table:table-cell office:value-type="float" office:value="0.00034783">
            <text:p>0.00034783</text:p>
          </table:table-cell>
          <table:table-cell office:value-type="float" office:value="0.000415745">
            <text:p>0.00041574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006">
            <text:p>0.000054006</text:p>
          </table:table-cell>
          <table:table-cell office:value-type="float" office:value="0.00003517">
            <text:p>0.00003517</text:p>
          </table:table-cell>
          <table:table-cell office:value-type="float" office:value="0.000347165">
            <text:p>0.000347165</text:p>
          </table:table-cell>
          <table:table-cell office:value-type="float" office:value="0.000414875">
            <text:p>0.000414875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216">
            <text:p>0.000054216</text:p>
          </table:table-cell>
          <table:table-cell office:value-type="float" office:value="0.000035151">
            <text:p>0.000035151</text:p>
          </table:table-cell>
          <table:table-cell office:value-type="float" office:value="0.000346849">
            <text:p>0.000346849</text:p>
          </table:table-cell>
          <table:table-cell office:value-type="float" office:value="0.000415057">
            <text:p>0.00041505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3604">
            <text:p>0.000053604</text:p>
          </table:table-cell>
          <table:table-cell office:value-type="float" office:value="0.000035292">
            <text:p>0.000035292</text:p>
          </table:table-cell>
          <table:table-cell office:value-type="float" office:value="0.000347012">
            <text:p>0.000347012</text:p>
          </table:table-cell>
          <table:table-cell office:value-type="float" office:value="0.000415765">
            <text:p>0.000415765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6498">
            <text:p>0.00016498</text:p>
          </table:table-cell>
          <table:table-cell office:value-type="float" office:value="0.000071656">
            <text:p>0.000071656</text:p>
          </table:table-cell>
          <table:table-cell office:value-type="float" office:value="0.000713132">
            <text:p>0.000713132</text:p>
          </table:table-cell>
          <table:table-cell office:value-type="float" office:value="0.000854987">
            <text:p>0.00085498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48398">
            <text:p>0.000148398</text:p>
          </table:table-cell>
          <table:table-cell office:value-type="float" office:value="0.000071198">
            <text:p>0.000071198</text:p>
          </table:table-cell>
          <table:table-cell office:value-type="float" office:value="0.000711835">
            <text:p>0.000711835</text:p>
          </table:table-cell>
          <table:table-cell office:value-type="float" office:value="0.000845086">
            <text:p>0.000845086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55074">
            <text:p>0.000155074</text:p>
          </table:table-cell>
          <table:table-cell office:value-type="float" office:value="0.000074968">
            <text:p>0.000074968</text:p>
          </table:table-cell>
          <table:table-cell office:value-type="float" office:value="0.000732122">
            <text:p>0.000732122</text:p>
          </table:table-cell>
          <table:table-cell office:value-type="float" office:value="0.000855947">
            <text:p>0.000855947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49748">
            <text:p>0.000149748</text:p>
          </table:table-cell>
          <table:table-cell office:value-type="float" office:value="0.000072372">
            <text:p>0.000072372</text:p>
          </table:table-cell>
          <table:table-cell office:value-type="float" office:value="0.000715038">
            <text:p>0.000715038</text:p>
          </table:table-cell>
          <table:table-cell office:value-type="float" office:value="0.000850423">
            <text:p>0.000850423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63298">
            <text:p>0.000163298</text:p>
          </table:table-cell>
          <table:table-cell office:value-type="float" office:value="0.000071011">
            <text:p>0.000071011</text:p>
          </table:table-cell>
          <table:table-cell office:value-type="float" office:value="0.000711579">
            <text:p>0.000711579</text:p>
          </table:table-cell>
          <table:table-cell office:value-type="float" office:value="0.000842953">
            <text:p>0.00084295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38357">
            <text:p>0.000338357</text:p>
          </table:table-cell>
          <table:table-cell office:value-type="float" office:value="0.00014253">
            <text:p>0.00014253</text:p>
          </table:table-cell>
          <table:table-cell office:value-type="float" office:value="0.00145941">
            <text:p>0.00145941</text:p>
          </table:table-cell>
          <table:table-cell office:value-type="float" office:value="0.0019162">
            <text:p>0.0019162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15715">
            <text:p>0.000315715</text:p>
          </table:table-cell>
          <table:table-cell office:value-type="float" office:value="0.000144236">
            <text:p>0.000144236</text:p>
          </table:table-cell>
          <table:table-cell office:value-type="float" office:value="0.00145615">
            <text:p>0.00145615</text:p>
          </table:table-cell>
          <table:table-cell office:value-type="float" office:value="0.00194993">
            <text:p>0.0019499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295359">
            <text:p>0.000295359</text:p>
          </table:table-cell>
          <table:table-cell office:value-type="float" office:value="0.000142428">
            <text:p>0.000142428</text:p>
          </table:table-cell>
          <table:table-cell office:value-type="float" office:value="0.0019499">
            <text:p>0.0019499</text:p>
          </table:table-cell>
          <table:table-cell office:value-type="float" office:value="0.00195338">
            <text:p>0.0019533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295867">
            <text:p>0.000295867</text:p>
          </table:table-cell>
          <table:table-cell office:value-type="float" office:value="0.000141909">
            <text:p>0.000141909</text:p>
          </table:table-cell>
          <table:table-cell office:value-type="float" office:value="0.00194841">
            <text:p>0.00194841</text:p>
          </table:table-cell>
          <table:table-cell office:value-type="float" office:value="0.00192298">
            <text:p>0.00192298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295436">
            <text:p>0.000295436</text:p>
          </table:table-cell>
          <table:table-cell office:value-type="float" office:value="0.000143688">
            <text:p>0.000143688</text:p>
          </table:table-cell>
          <table:table-cell office:value-type="float" office:value="0.0019448">
            <text:p>0.0019448</text:p>
          </table:table-cell>
          <table:table-cell office:value-type="float" office:value="0.00196537">
            <text:p>0.00196537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70505">
            <text:p>0.000670505</text:p>
          </table:table-cell>
          <table:table-cell office:value-type="float" office:value="0.000287811">
            <text:p>0.000287811</text:p>
          </table:table-cell>
          <table:table-cell office:value-type="float" office:value="0.00298732">
            <text:p>0.00298732</text:p>
          </table:table-cell>
          <table:table-cell office:value-type="float" office:value="0.00382045">
            <text:p>0.0038204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378">
            <text:p>0.0006378</text:p>
          </table:table-cell>
          <table:table-cell office:value-type="float" office:value="0.000321087">
            <text:p>0.000321087</text:p>
          </table:table-cell>
          <table:table-cell office:value-type="float" office:value="0.00298142">
            <text:p>0.00298142</text:p>
          </table:table-cell>
          <table:table-cell office:value-type="float" office:value="0.00368545">
            <text:p>0.00368545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13058">
            <text:p>0.000613058</text:p>
          </table:table-cell>
          <table:table-cell office:value-type="float" office:value="0.000287692">
            <text:p>0.000287692</text:p>
          </table:table-cell>
          <table:table-cell office:value-type="float" office:value="0.00298072">
            <text:p>0.00298072</text:p>
          </table:table-cell>
          <table:table-cell office:value-type="float" office:value="0.00370078">
            <text:p>0.0037007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13311">
            <text:p>0.000613311</text:p>
          </table:table-cell>
          <table:table-cell office:value-type="float" office:value="0.000285022">
            <text:p>0.000285022</text:p>
          </table:table-cell>
          <table:table-cell office:value-type="float" office:value="0.00301854">
            <text:p>0.00301854</text:p>
          </table:table-cell>
          <table:table-cell office:value-type="float" office:value="0.00374448">
            <text:p>0.0037444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12977">
            <text:p>0.000612977</text:p>
          </table:table-cell>
          <table:table-cell office:value-type="float" office:value="0.000288591">
            <text:p>0.000288591</text:p>
          </table:table-cell>
          <table:table-cell office:value-type="float" office:value="0.00296882">
            <text:p>0.00296882</text:p>
          </table:table-cell>
          <table:table-cell office:value-type="float" office:value="0.00376572">
            <text:p>0.00376572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2405">
            <text:p>0.00132405</text:p>
          </table:table-cell>
          <table:table-cell office:value-type="float" office:value="0.000576179">
            <text:p>0.000576179</text:p>
          </table:table-cell>
          <table:table-cell office:value-type="float" office:value="0.00607309">
            <text:p>0.00607309</text:p>
          </table:table-cell>
          <table:table-cell office:value-type="float" office:value="0.00779621">
            <text:p>0.00779621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0274">
            <text:p>0.00130274</text:p>
          </table:table-cell>
          <table:table-cell office:value-type="float" office:value="0.000573488">
            <text:p>0.000573488</text:p>
          </table:table-cell>
          <table:table-cell office:value-type="float" office:value="0.00606717">
            <text:p>0.00606717</text:p>
          </table:table-cell>
          <table:table-cell office:value-type="float" office:value="0.00763649">
            <text:p>0.00763649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7377">
            <text:p>0.00137377</text:p>
          </table:table-cell>
          <table:table-cell office:value-type="float" office:value="0.000609563">
            <text:p>0.000609563</text:p>
          </table:table-cell>
          <table:table-cell office:value-type="float" office:value="0.00613466">
            <text:p>0.00613466</text:p>
          </table:table-cell>
          <table:table-cell office:value-type="float" office:value="0.00752828">
            <text:p>0.00752828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2695">
            <text:p>0.0012695</text:p>
          </table:table-cell>
          <table:table-cell office:value-type="float" office:value="0.00057732">
            <text:p>0.00057732</text:p>
          </table:table-cell>
          <table:table-cell office:value-type="float" office:value="0.00606984">
            <text:p>0.00606984</text:p>
          </table:table-cell>
          <table:table-cell office:value-type="float" office:value="0.00759549">
            <text:p>0.00759549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27439">
            <text:p>0.00127439</text:p>
          </table:table-cell>
          <table:table-cell office:value-type="float" office:value="0.000626276">
            <text:p>0.000626276</text:p>
          </table:table-cell>
          <table:table-cell office:value-type="float" office:value="0.00613731">
            <text:p>0.00613731</text:p>
          </table:table-cell>
          <table:table-cell office:value-type="float" office:value="0.00753393">
            <text:p>0.00753393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4232">
            <text:p>0.00264232</text:p>
          </table:table-cell>
          <table:table-cell office:value-type="float" office:value="0.00155303">
            <text:p>0.00155303</text:p>
          </table:table-cell>
          <table:table-cell office:value-type="float" office:value="0.0166562">
            <text:p>0.0166562</text:p>
          </table:table-cell>
          <table:table-cell office:value-type="float" office:value="0.0167157">
            <text:p>0.0167157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5777">
            <text:p>0.00265777</text:p>
          </table:table-cell>
          <table:table-cell office:value-type="float" office:value="0.00118324">
            <text:p>0.00118324</text:p>
          </table:table-cell>
          <table:table-cell office:value-type="float" office:value="0.0164943">
            <text:p>0.0164943</text:p>
          </table:table-cell>
          <table:table-cell office:value-type="float" office:value="0.0173798">
            <text:p>0.0173798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4289">
            <text:p>0.00264289</text:p>
          </table:table-cell>
          <table:table-cell office:value-type="float" office:value="0.00122438">
            <text:p>0.00122438</text:p>
          </table:table-cell>
          <table:table-cell office:value-type="float" office:value="0.0164652">
            <text:p>0.0164652</text:p>
          </table:table-cell>
          <table:table-cell office:value-type="float" office:value="0.0169089">
            <text:p>0.0169089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1258">
            <text:p>0.00261258</text:p>
          </table:table-cell>
          <table:table-cell office:value-type="float" office:value="0.00120058">
            <text:p>0.00120058</text:p>
          </table:table-cell>
          <table:table-cell office:value-type="float" office:value="0.0164496">
            <text:p>0.0164496</text:p>
          </table:table-cell>
          <table:table-cell office:value-type="float" office:value="0.0172575">
            <text:p>0.0172575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1623">
            <text:p>0.00261623</text:p>
          </table:table-cell>
          <table:table-cell office:value-type="float" office:value="0.00118652">
            <text:p>0.00118652</text:p>
          </table:table-cell>
          <table:table-cell office:value-type="float" office:value="0.0164348">
            <text:p>0.0164348</text:p>
          </table:table-cell>
          <table:table-cell office:value-type="float" office:value="0.0171338">
            <text:p>0.0171338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9132">
            <text:p>0.00539132</text:p>
          </table:table-cell>
          <table:table-cell office:value-type="float" office:value="0.00352448">
            <text:p>0.00352448</text:p>
          </table:table-cell>
          <table:table-cell office:value-type="float" office:value="0.0350388">
            <text:p>0.0350388</text:p>
          </table:table-cell>
          <table:table-cell office:value-type="float" office:value="0.0412275">
            <text:p>0.0412275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4907">
            <text:p>0.00534907</text:p>
          </table:table-cell>
          <table:table-cell office:value-type="float" office:value="0.00278123">
            <text:p>0.00278123</text:p>
          </table:table-cell>
          <table:table-cell office:value-type="float" office:value="0.0349343">
            <text:p>0.0349343</text:p>
          </table:table-cell>
          <table:table-cell office:value-type="float" office:value="0.0447113">
            <text:p>0.0447113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28126">
            <text:p>0.00528126</text:p>
          </table:table-cell>
          <table:table-cell office:value-type="float" office:value="0.00287281">
            <text:p>0.00287281</text:p>
          </table:table-cell>
          <table:table-cell office:value-type="float" office:value="0.0350787">
            <text:p>0.0350787</text:p>
          </table:table-cell>
          <table:table-cell office:value-type="float" office:value="0.0441046">
            <text:p>0.0441046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315">
            <text:p>0.0053315</text:p>
          </table:table-cell>
          <table:table-cell office:value-type="float" office:value="0.0028038">
            <text:p>0.0028038</text:p>
          </table:table-cell>
          <table:table-cell office:value-type="float" office:value="0.0347952">
            <text:p>0.0347952</text:p>
          </table:table-cell>
          <table:table-cell office:value-type="float" office:value="0.0457971">
            <text:p>0.0457971</text:p>
          </table:table-cell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3696">
            <text:p>0.00533696</text:p>
          </table:table-cell>
          <table:table-cell office:value-type="float" office:value="0.00281093">
            <text:p>0.00281093</text:p>
          </table:table-cell>
          <table:table-cell office:value-type="float" office:value="0.0348343">
            <text:p>0.0348343</text:p>
          </table:table-cell>
          <table:table-cell office:value-type="float" office:value="0.0444291">
            <text:p>0.0444291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5059">
            <text:p>0.0105059</text:p>
          </table:table-cell>
          <table:table-cell office:value-type="float" office:value="0.00802667">
            <text:p>0.00802667</text:p>
          </table:table-cell>
          <table:table-cell office:value-type="float" office:value="0.0732301">
            <text:p>0.0732301</text:p>
          </table:table-cell>
          <table:table-cell office:value-type="float" office:value="0.104863">
            <text:p>0.104863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6949">
            <text:p>0.0106949</text:p>
          </table:table-cell>
          <table:table-cell office:value-type="float" office:value="0.00613566">
            <text:p>0.00613566</text:p>
          </table:table-cell>
          <table:table-cell office:value-type="float" office:value="0.0731102">
            <text:p>0.0731102</text:p>
          </table:table-cell>
          <table:table-cell office:value-type="float" office:value="0.115162">
            <text:p>0.115162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506">
            <text:p>0.010506</text:p>
          </table:table-cell>
          <table:table-cell office:value-type="float" office:value="0.00757813">
            <text:p>0.00757813</text:p>
          </table:table-cell>
          <table:table-cell office:value-type="float" office:value="0.0731549">
            <text:p>0.0731549</text:p>
          </table:table-cell>
          <table:table-cell office:value-type="float" office:value="0.105596">
            <text:p>0.105596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5236">
            <text:p>0.0105236</text:p>
          </table:table-cell>
          <table:table-cell office:value-type="float" office:value="0.00529785">
            <text:p>0.00529785</text:p>
          </table:table-cell>
          <table:table-cell office:value-type="float" office:value="0.0723406">
            <text:p>0.0723406</text:p>
          </table:table-cell>
          <table:table-cell office:value-type="float" office:value="0.111286">
            <text:p>0.111286</text:p>
          </table:table-cell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5136">
            <text:p>0.0105136</text:p>
          </table:table-cell>
          <table:table-cell office:value-type="float" office:value="0.00532539">
            <text:p>0.00532539</text:p>
          </table:table-cell>
          <table:table-cell office:value-type="float" office:value="0.0729659">
            <text:p>0.0729659</text:p>
          </table:table-cell>
          <table:table-cell office:value-type="float" office:value="0.111976">
            <text:p>0.111976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1046">
            <text:p>0.0211046</text:p>
          </table:table-cell>
          <table:table-cell office:value-type="float" office:value="0.0126373">
            <text:p>0.0126373</text:p>
          </table:table-cell>
          <table:table-cell office:value-type="float" office:value="0.149802">
            <text:p>0.149802</text:p>
          </table:table-cell>
          <table:table-cell office:value-type="float" office:value="0.225655">
            <text:p>0.225655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1525">
            <text:p>0.0211525</text:p>
          </table:table-cell>
          <table:table-cell office:value-type="float" office:value="0.0112811">
            <text:p>0.0112811</text:p>
          </table:table-cell>
          <table:table-cell office:value-type="float" office:value="0.14722">
            <text:p>0.14722</text:p>
          </table:table-cell>
          <table:table-cell office:value-type="float" office:value="0.245502">
            <text:p>0.245502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1168">
            <text:p>0.0211168</text:p>
          </table:table-cell>
          <table:table-cell office:value-type="float" office:value="0.011734">
            <text:p>0.011734</text:p>
          </table:table-cell>
          <table:table-cell office:value-type="float" office:value="0.149054">
            <text:p>0.149054</text:p>
          </table:table-cell>
          <table:table-cell office:value-type="float" office:value="0.225114">
            <text:p>0.225114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114">
            <text:p>0.021114</text:p>
          </table:table-cell>
          <table:table-cell office:value-type="float" office:value="0.0119766">
            <text:p>0.0119766</text:p>
          </table:table-cell>
          <table:table-cell office:value-type="float" office:value="0.147655">
            <text:p>0.147655</text:p>
          </table:table-cell>
          <table:table-cell office:value-type="float" office:value="0.242693">
            <text:p>0.242693</text:p>
          </table:table-cell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1286">
            <text:p>0.0211286</text:p>
          </table:table-cell>
          <table:table-cell office:value-type="float" office:value="0.0108192">
            <text:p>0.0108192</text:p>
          </table:table-cell>
          <table:table-cell office:value-type="float" office:value="0.147927">
            <text:p>0.147927</text:p>
          </table:table-cell>
          <table:table-cell office:value-type="float" office:value="0.242942">
            <text:p>0.242942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366">
            <text:p>0.042366</text:p>
          </table:table-cell>
          <table:table-cell office:value-type="float" office:value="0.0228383">
            <text:p>0.0228383</text:p>
          </table:table-cell>
          <table:table-cell office:value-type="float" office:value="0.302381">
            <text:p>0.302381</text:p>
          </table:table-cell>
          <table:table-cell office:value-type="float" office:value="0.513621">
            <text:p>0.513621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1935">
            <text:p>0.0421935</text:p>
          </table:table-cell>
          <table:table-cell office:value-type="float" office:value="0.0228046">
            <text:p>0.0228046</text:p>
          </table:table-cell>
          <table:table-cell office:value-type="float" office:value="0.300734">
            <text:p>0.300734</text:p>
          </table:table-cell>
          <table:table-cell office:value-type="float" office:value="0.503135">
            <text:p>0.503135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1393">
            <text:p>0.0421393</text:p>
          </table:table-cell>
          <table:table-cell office:value-type="float" office:value="0.0195612">
            <text:p>0.0195612</text:p>
          </table:table-cell>
          <table:table-cell office:value-type="float" office:value="0.297179">
            <text:p>0.297179</text:p>
          </table:table-cell>
          <table:table-cell office:value-type="float" office:value="0.545545">
            <text:p>0.545545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5533">
            <text:p>0.0425533</text:p>
          </table:table-cell>
          <table:table-cell office:value-type="float" office:value="0.020067">
            <text:p>0.020067</text:p>
          </table:table-cell>
          <table:table-cell office:value-type="float" office:value="0.300383">
            <text:p>0.300383</text:p>
          </table:table-cell>
          <table:table-cell office:value-type="float" office:value="0.516232">
            <text:p>0.516232</text:p>
          </table:table-cell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163">
            <text:p>0.042163</text:p>
          </table:table-cell>
          <table:table-cell office:value-type="float" office:value="0.0201938">
            <text:p>0.0201938</text:p>
          </table:table-cell>
          <table:table-cell office:value-type="float" office:value="0.30024">
            <text:p>0.30024</text:p>
          </table:table-cell>
          <table:table-cell office:value-type="float" office:value="0.523974">
            <text:p>0.523974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4363">
            <text:p>0.084363</text:p>
          </table:table-cell>
          <table:table-cell office:value-type="float" office:value="0.0429717">
            <text:p>0.0429717</text:p>
          </table:table-cell>
          <table:table-cell office:value-type="float" office:value="0.463496">
            <text:p>0.463496</text:p>
          </table:table-cell>
          <table:table-cell office:value-type="float" office:value="1.1211">
            <text:p>1.1211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44119">
            <text:p>0.0844119</text:p>
          </table:table-cell>
          <table:table-cell office:value-type="float" office:value="0.0417902">
            <text:p>0.0417902</text:p>
          </table:table-cell>
          <table:table-cell office:value-type="float" office:value="0.469284">
            <text:p>0.469284</text:p>
          </table:table-cell>
          <table:table-cell office:value-type="float" office:value="1.17286">
            <text:p>1.17286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44476">
            <text:p>0.0844476</text:p>
          </table:table-cell>
          <table:table-cell office:value-type="float" office:value="0.046281">
            <text:p>0.046281</text:p>
          </table:table-cell>
          <table:table-cell office:value-type="float" office:value="0.478761">
            <text:p>0.478761</text:p>
          </table:table-cell>
          <table:table-cell office:value-type="float" office:value="1.1099">
            <text:p>1.1099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4442">
            <text:p>0.084442</text:p>
          </table:table-cell>
          <table:table-cell office:value-type="float" office:value="0.0467522">
            <text:p>0.0467522</text:p>
          </table:table-cell>
          <table:table-cell office:value-type="float" office:value="0.479247">
            <text:p>0.479247</text:p>
          </table:table-cell>
          <table:table-cell office:value-type="float" office:value="1.1009">
            <text:p>1.1009</text:p>
          </table:table-cell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44288">
            <text:p>0.0844288</text:p>
          </table:table-cell>
          <table:table-cell office:value-type="float" office:value="0.0472391">
            <text:p>0.0472391</text:p>
          </table:table-cell>
          <table:table-cell office:value-type="float" office:value="0.481007">
            <text:p>0.481007</text:p>
          </table:table-cell>
          <table:table-cell office:value-type="float" office:value="1.08684">
            <text:p>1.08684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69558">
            <text:p>0.169558</text:p>
          </table:table-cell>
          <table:table-cell office:value-type="float" office:value="0.0925974">
            <text:p>0.0925974</text:p>
          </table:table-cell>
          <table:table-cell office:value-type="float" office:value="0.948674">
            <text:p>0.948674</text:p>
          </table:table-cell>
          <table:table-cell office:value-type="float" office:value="2.42744">
            <text:p>2.42744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69389">
            <text:p>0.169389</text:p>
          </table:table-cell>
          <table:table-cell office:value-type="float" office:value="0.0836558">
            <text:p>0.0836558</text:p>
          </table:table-cell>
          <table:table-cell office:value-type="float" office:value="0.95313">
            <text:p>0.95313</text:p>
          </table:table-cell>
          <table:table-cell office:value-type="float" office:value="2.32588">
            <text:p>2.32588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70404">
            <text:p>0.170404</text:p>
          </table:table-cell>
          <table:table-cell office:value-type="float" office:value="0.0803938">
            <text:p>0.0803938</text:p>
          </table:table-cell>
          <table:table-cell office:value-type="float" office:value="0.966307">
            <text:p>0.966307</text:p>
          </table:table-cell>
          <table:table-cell office:value-type="float" office:value="2.20105">
            <text:p>2.20105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69331">
            <text:p>0.169331</text:p>
          </table:table-cell>
          <table:table-cell office:value-type="float" office:value="0.0795884">
            <text:p>0.0795884</text:p>
          </table:table-cell>
          <table:table-cell office:value-type="float" office:value="0.971229">
            <text:p>0.971229</text:p>
          </table:table-cell>
          <table:table-cell office:value-type="float" office:value="2.22536">
            <text:p>2.22536</text:p>
          </table:table-cell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69944">
            <text:p>0.169944</text:p>
          </table:table-cell>
          <table:table-cell office:value-type="float" office:value="0.0804811">
            <text:p>0.0804811</text:p>
          </table:table-cell>
          <table:table-cell office:value-type="float" office:value="0.969037">
            <text:p>0.969037</text:p>
          </table:table-cell>
          <table:table-cell office:value-type="float" office:value="2.2191">
            <text:p>2.2191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3891">
            <text:p>0.33891</text:p>
          </table:table-cell>
          <table:table-cell office:value-type="float" office:value="0.160451">
            <text:p>0.160451</text:p>
          </table:table-cell>
          <table:table-cell office:value-type="float" office:value="1.94142">
            <text:p>1.94142</text:p>
          </table:table-cell>
          <table:table-cell office:value-type="float" office:value="4.83805">
            <text:p>4.83805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39685">
            <text:p>0.339685</text:p>
          </table:table-cell>
          <table:table-cell office:value-type="float" office:value="0.157374">
            <text:p>0.157374</text:p>
          </table:table-cell>
          <table:table-cell office:value-type="float" office:value="1.9526">
            <text:p>1.9526</text:p>
          </table:table-cell>
          <table:table-cell office:value-type="float" office:value="4.55161">
            <text:p>4.55161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38753">
            <text:p>0.338753</text:p>
          </table:table-cell>
          <table:table-cell office:value-type="float" office:value="0.156945">
            <text:p>0.156945</text:p>
          </table:table-cell>
          <table:table-cell office:value-type="float" office:value="1.95461">
            <text:p>1.95461</text:p>
          </table:table-cell>
          <table:table-cell office:value-type="float" office:value="4.58093">
            <text:p>4.58093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38958">
            <text:p>0.338958</text:p>
          </table:table-cell>
          <table:table-cell office:value-type="float" office:value="0.155654">
            <text:p>0.155654</text:p>
          </table:table-cell>
          <table:table-cell office:value-type="float" office:value="1.9318">
            <text:p>1.9318</text:p>
          </table:table-cell>
          <table:table-cell office:value-type="float" office:value="5.00073">
            <text:p>5.00073</text:p>
          </table:table-cell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62279">
            <text:p>0.362279</text:p>
          </table:table-cell>
          <table:table-cell office:value-type="float" office:value="0.170462">
            <text:p>0.170462</text:p>
          </table:table-cell>
          <table:table-cell office:value-type="float" office:value="2.01239">
            <text:p>2.01239</text:p>
          </table:table-cell>
          <table:table-cell office:value-type="float" office:value="5.11423">
            <text:p>5.11423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735412">
            <text:p>0.735412</text:p>
          </table:table-cell>
          <table:table-cell office:value-type="float" office:value="0.338025">
            <text:p>0.338025</text:p>
          </table:table-cell>
          <table:table-cell office:value-type="float" office:value="4.1298">
            <text:p>4.1298</text:p>
          </table:table-cell>
          <table:table-cell office:value-type="float" office:value="10.6313">
            <text:p>10.6313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93558">
            <text:p>0.693558</text:p>
          </table:table-cell>
          <table:table-cell office:value-type="float" office:value="0.321859">
            <text:p>0.321859</text:p>
          </table:table-cell>
          <table:table-cell office:value-type="float" office:value="4.01271">
            <text:p>4.01271</text:p>
          </table:table-cell>
          <table:table-cell office:value-type="float" office:value="10.9301">
            <text:p>10.9301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82304">
            <text:p>0.682304</text:p>
          </table:table-cell>
          <table:table-cell office:value-type="float" office:value="0.317894">
            <text:p>0.317894</text:p>
          </table:table-cell>
          <table:table-cell office:value-type="float" office:value="3.95832">
            <text:p>3.95832</text:p>
          </table:table-cell>
          <table:table-cell office:value-type="float" office:value="9.949">
            <text:p>9.949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8946">
            <text:p>0.68946</text:p>
          </table:table-cell>
          <table:table-cell office:value-type="float" office:value="0.322948">
            <text:p>0.322948</text:p>
          </table:table-cell>
          <table:table-cell office:value-type="float" office:value="4.00149">
            <text:p>4.00149</text:p>
          </table:table-cell>
          <table:table-cell office:value-type="float" office:value="9.94508">
            <text:p>9.94508</text:p>
          </table:table-cell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90951">
            <text:p>0.690951</text:p>
          </table:table-cell>
          <table:table-cell office:value-type="float" office:value="0.331576">
            <text:p>0.331576</text:p>
          </table:table-cell>
          <table:table-cell office:value-type="float" office:value="5.10481">
            <text:p>5.10481</text:p>
          </table:table-cell>
          <table:table-cell office:value-type="float" office:value="9.7619">
            <text:p>9.7619</text:p>
          </table:table-cell>
        </table:table-row>
        <table:table-row table:style-name="ro1" table:number-rows-repeated="104847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 style:data-style-name="N2" text:time-value="0000-00-00T17:21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9T17:21:34</dc:date>
    <dc:creator>mind </dc:creator>
    <meta:generator>LibreOffice/4.0.2.2$Linux_X86_64 LibreOffice_project/400m0$Build-2</meta:generator>
    <meta:editing-duration>P0D</meta:editing-duration>
    <meta:editing-cycles>1</meta:editing-cycles>
    <meta:document-statistic meta:table-count="1" meta:cell-count="480" meta:object-count="0"/>
  </office:meta>
</office:document-meta>
</file>